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Best Found</text:p>
          </table:table-cell>
          <table:table-cell office:value-type="string">
            <text:p>Evaluation</text:p>
            <draw:frame table:end-cell-address="Hoja1.M23" table:end-x="2.238cm" table:end-y="0.159cm" draw:z-index="0" draw:style-name="gr1" draw:text-style-name="P1" svg:width="20.32cm" svg:height="9.591cm" svg:x="2.241cm" svg:y="0.053cm">
              <draw:object draw:notify-on-update-of-ranges="Hoja1.A2:Hoja1.A129 Hoja1.B1:Hoja1.B1 Hoja1.B2:Hoja1.B129 Hoja1.C1:Hoja1.C1 Hoja1.C2:Hoja1.C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45763800">
            <text:p>45763800</text:p>
          </table:table-cell>
          <table:table-cell office:value-type="string">
            <text:p>Lamarck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44984936">
            <text:p>44984936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table:number-columns-repeated="2" office:value-type="float" office:value="44923502">
            <text:p>44923502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number-columns-repeated="2" office:value-type="float" office:value="44897794">
            <text:p>44897794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table:number-columns-repeated="2" office:value-type="float" office:value="44894090">
            <text:p>44894090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table:number-columns-repeated="2" office:value-type="float" office:value="44889328">
            <text:p>44889328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table:number-columns-repeated="2" office:value-type="float" office:value="44865940">
            <text:p>44865940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table:number-columns-repeated="2" office:value-type="float" office:value="44865940">
            <text:p>44865940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table:number-columns-repeated="2" office:value-type="float" office:value="44865940">
            <text:p>44865940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44886444">
            <text:p>44886444</text:p>
          </table:table-cell>
          <table:table-cell office:value-type="float" office:value="44865940">
            <text:p>44865940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44886444">
            <text:p>44886444</text:p>
          </table:table-cell>
          <table:table-cell office:value-type="float" office:value="44865940">
            <text:p>44865940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44878846">
            <text:p>44878846</text:p>
          </table:table-cell>
          <table:table-cell office:value-type="float" office:value="44865940">
            <text:p>44865940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table:number-columns-repeated="2" office:value-type="float" office:value="44856408">
            <text:p>44856408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table:number-columns-repeated="2"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44886744">
            <text:p>4488674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44892578">
            <text:p>4489257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44883588">
            <text:p>4488358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44863912">
            <text:p>44863912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44893138">
            <text:p>4489313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44871792">
            <text:p>44871792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44858586">
            <text:p>4485858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44858586">
            <text:p>4485858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44858586">
            <text:p>4485858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44858586">
            <text:p>4485858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44858586">
            <text:p>4485858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44858586">
            <text:p>4485858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44881758">
            <text:p>4488175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44890568">
            <text:p>4489056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44877040">
            <text:p>4487704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44886814">
            <text:p>4488681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44873740">
            <text:p>4487374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44873740">
            <text:p>4487374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44873740">
            <text:p>4487374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44873740">
            <text:p>4487374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44889970">
            <text:p>4488997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44890824">
            <text:p>4489082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44889970">
            <text:p>4488997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44876834">
            <text:p>4487683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44889970">
            <text:p>4488997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44876834">
            <text:p>4487683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44881716">
            <text:p>4488171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44875762">
            <text:p>44875762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44881716">
            <text:p>4488171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44877956">
            <text:p>4487795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44874050">
            <text:p>4487405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44874050">
            <text:p>4487405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44876834">
            <text:p>4487683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44870098">
            <text:p>4487009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44880352">
            <text:p>44880352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44867236">
            <text:p>4486723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44879090">
            <text:p>4487909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44867236">
            <text:p>4486723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44867236">
            <text:p>44867236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44867794">
            <text:p>44867794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44867788">
            <text:p>44867788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44862320">
            <text:p>44862320</text:p>
          </table:table-cell>
          <table:table-cell office:value-type="float" office:value="44856212">
            <text:p>44856212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table:number-columns-repeated="2" office:value-type="float" office:value="44853740">
            <text:p>44853740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44862320">
            <text:p>44862320</text:p>
          </table:table-cell>
          <table:table-cell office:value-type="float" office:value="44853740">
            <text:p>44853740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44879998">
            <text:p>44879998</text:p>
          </table:table-cell>
          <table:table-cell office:value-type="float" office:value="44853740">
            <text:p>44853740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44854390">
            <text:p>44854390</text:p>
          </table:table-cell>
          <table:table-cell office:value-type="float" office:value="44853740">
            <text:p>44853740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44854390">
            <text:p>44854390</text:p>
          </table:table-cell>
          <table:table-cell office:value-type="float" office:value="44853740">
            <text:p>44853740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44854390">
            <text:p>44854390</text:p>
          </table:table-cell>
          <table:table-cell office:value-type="float" office:value="44853740">
            <text:p>44853740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table:number-columns-repeated="2"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table:number-columns-repeated="2"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table:number-columns-repeated="2"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44877540">
            <text:p>4487754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44877540">
            <text:p>4487754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44877540">
            <text:p>4487754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44877540">
            <text:p>4487754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44871354">
            <text:p>4487135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44873506">
            <text:p>4487350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44886870">
            <text:p>4488687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44872500">
            <text:p>4487250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44871316">
            <text:p>4487131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44871316">
            <text:p>4487131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44869362">
            <text:p>4486936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44859758">
            <text:p>4485975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44873924">
            <text:p>4487392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44867702">
            <text:p>4486770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44871434">
            <text:p>4487143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44851522">
            <text:p>4485152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44874874">
            <text:p>4487487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44865548">
            <text:p>4486554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44863836">
            <text:p>4486383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44872752">
            <text:p>4487275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44865826">
            <text:p>4486582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44872752">
            <text:p>4487275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44874680">
            <text:p>4487468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44871398">
            <text:p>4487139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44874454">
            <text:p>4487445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44869234">
            <text:p>4486923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44861096">
            <text:p>4486109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44859402">
            <text:p>4485940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44861096">
            <text:p>4486109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44868450">
            <text:p>4486845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44868450">
            <text:p>4486845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44868450">
            <text:p>4486845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44868450">
            <text:p>4486845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44874658">
            <text:p>4487465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44874658">
            <text:p>4487465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44877384">
            <text:p>4487738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44873802">
            <text:p>4487380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44866592">
            <text:p>4486659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44869500">
            <text:p>4486950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44869500">
            <text:p>4486950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44865564">
            <text:p>448655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44869500">
            <text:p>44869500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44870536">
            <text:p>4487053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44865564">
            <text:p>448655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44865564">
            <text:p>448655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44878278">
            <text:p>4487827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44878278">
            <text:p>4487827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44880108">
            <text:p>4488010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44876442">
            <text:p>4487644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44874306">
            <text:p>4487430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44865564">
            <text:p>448655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44865564">
            <text:p>448655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44865564">
            <text:p>448655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44875566">
            <text:p>44875566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44875854">
            <text:p>4487585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44881462">
            <text:p>44881462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44881614">
            <text:p>4488161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44874448">
            <text:p>4487444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44868644">
            <text:p>4486864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44878284">
            <text:p>4487828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44869664">
            <text:p>4486966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44870754">
            <text:p>44870754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44876228">
            <text:p>44876228</text:p>
          </table:table-cell>
          <table:table-cell office:value-type="float" office:value="44847060">
            <text:p>4484706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50913906">
            <text:p>50913906</text:p>
          </table:table-cell>
          <table:table-cell office:value-type="string">
            <text:p>Standard</text:p>
          </table:table-cell>
          <table:table-cell>
            <draw:frame table:end-cell-address="Hoja1.N157" table:end-x="0.068cm" table:end-y="0.317cm" draw:z-index="1" draw:style-name="gr1" draw:text-style-name="P1" svg:width="20.373cm" svg:height="11.453cm" svg:x="0.018cm" svg:y="0.072cm">
              <draw:object draw:notify-on-update-of-ranges="Hoja1.A131:Hoja1.A258 Hoja1.B1:Hoja1.B1 Hoja1.B131:Hoja1.B258 Hoja1.C1:Hoja1.C1 Hoja1.C131:Hoja1.C2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table:number-columns-repeated="2"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number-columns-repeated="2"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51010812">
            <text:p>51010812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51367354">
            <text:p>51367354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51252918">
            <text:p>51252918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51307270">
            <text:p>51307270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51307270">
            <text:p>51307270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51307270">
            <text:p>51307270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50990030">
            <text:p>50990030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51338858">
            <text:p>51338858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51253992">
            <text:p>51253992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51120958">
            <text:p>51120958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51332306">
            <text:p>51332306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51185252">
            <text:p>51185252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51185252">
            <text:p>51185252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51376004">
            <text:p>51376004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51017360">
            <text:p>51017360</text:p>
          </table:table-cell>
          <table:table-cell office:value-type="float" office:value="50913906">
            <text:p>50913906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table:number-columns-repeated="2" office:value-type="float" office:value="50855686">
            <text:p>50855686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table:number-columns-repeated="2"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table:number-columns-repeated="2"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table:number-columns-repeated="2"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50611828">
            <text:p>50611828</text:p>
          </table:table-cell>
          <table:table-cell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50611828">
            <text:p>50611828</text:p>
          </table:table-cell>
          <table:table-cell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50611828">
            <text:p>50611828</text:p>
          </table:table-cell>
          <table:table-cell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50611828">
            <text:p>50611828</text:p>
          </table:table-cell>
          <table:table-cell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50611828">
            <text:p>50611828</text:p>
          </table:table-cell>
          <table:table-cell office:value-type="float" office:value="50551086">
            <text:p>50551086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table:number-columns-repeated="2" office:value-type="float" office:value="50517604">
            <text:p>50517604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table:number-columns-repeated="2" office:value-type="float" office:value="50517604">
            <text:p>50517604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table:number-columns-repeated="2" office:value-type="float" office:value="50490574">
            <text:p>50490574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table:number-columns-repeated="2" office:value-type="float" office:value="50490574">
            <text:p>50490574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table:number-columns-repeated="2" office:value-type="float" office:value="50490574">
            <text:p>50490574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table:number-columns-repeated="2" office:value-type="float" office:value="50490574">
            <text:p>50490574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table:number-columns-repeated="2" office:value-type="float" office:value="50278286">
            <text:p>50278286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table:number-columns-repeated="2" office:value-type="float" office:value="49936802">
            <text:p>49936802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table:number-columns-repeated="2" office:value-type="float" office:value="49936802">
            <text:p>49936802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50127272">
            <text:p>50127272</text:p>
          </table:table-cell>
          <table:table-cell office:value-type="float" office:value="49936802">
            <text:p>49936802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50437510">
            <text:p>50437510</text:p>
          </table:table-cell>
          <table:table-cell office:value-type="float" office:value="49936802">
            <text:p>49936802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50453548">
            <text:p>50453548</text:p>
          </table:table-cell>
          <table:table-cell office:value-type="float" office:value="49936802">
            <text:p>49936802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table:number-columns-repeated="2"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49799314">
            <text:p>4979931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50177602">
            <text:p>501776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50177602">
            <text:p>501776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50177602">
            <text:p>501776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50607652">
            <text:p>506076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50607652">
            <text:p>506076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50723892">
            <text:p>5072389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51172094">
            <text:p>511720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50775258">
            <text:p>507752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50775258">
            <text:p>507752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51245426">
            <text:p>5124542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50783162">
            <text:p>5078316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50793672">
            <text:p>5079367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51247492">
            <text:p>5124749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51281870">
            <text:p>51281870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51440986">
            <text:p>5144098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51440986">
            <text:p>5144098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51303622">
            <text:p>5130362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51514222">
            <text:p>5151422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51504666">
            <text:p>515046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51155336">
            <text:p>5115533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51415042">
            <text:p>5141504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51273138">
            <text:p>5127313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51273138">
            <text:p>5127313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51273138">
            <text:p>5127313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51273138">
            <text:p>5127313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51273138">
            <text:p>5127313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51273138">
            <text:p>5127313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51382494">
            <text:p>513824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51382494">
            <text:p>513824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51382494">
            <text:p>513824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51053948">
            <text:p>5105394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51053948">
            <text:p>5105394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51111560">
            <text:p>51111560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51100044">
            <text:p>5110004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51491824">
            <text:p>5149182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51491824">
            <text:p>5149182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51190744">
            <text:p>5119074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51556894">
            <text:p>515568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51556894">
            <text:p>515568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51575316">
            <text:p>5157531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51575316">
            <text:p>5157531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51575316">
            <text:p>5157531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51600910">
            <text:p>51600910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51505200">
            <text:p>51505200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51022028">
            <text:p>5102202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51065460">
            <text:p>51065460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51325212">
            <text:p>5132521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51325212">
            <text:p>5132521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51303158">
            <text:p>513031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51303158">
            <text:p>513031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51494724">
            <text:p>5149472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51494724">
            <text:p>5149472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51222774">
            <text:p>5122277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50958252">
            <text:p>509582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50958252">
            <text:p>509582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51627052">
            <text:p>516270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51627052">
            <text:p>516270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51383134">
            <text:p>5138313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51290378">
            <text:p>5129037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51022866">
            <text:p>510228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50738746">
            <text:p>5073874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50950102">
            <text:p>509501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50950102">
            <text:p>509501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50979466">
            <text:p>509794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50979466">
            <text:p>509794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50979466">
            <text:p>509794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50695976">
            <text:p>5069597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50645202">
            <text:p>506452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50820852">
            <text:p>5082085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50562966">
            <text:p>505629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50562966">
            <text:p>50562966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50483334">
            <text:p>5048333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50986794">
            <text:p>509867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50986794">
            <text:p>509867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50986794">
            <text:p>509867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50986794">
            <text:p>5098679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51187242">
            <text:p>5118724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51139764">
            <text:p>51139764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50637402">
            <text:p>506374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50637402">
            <text:p>50637402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50761558">
            <text:p>507615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50761558">
            <text:p>507615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50761558">
            <text:p>507615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50761558">
            <text:p>5076155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50842878">
            <text:p>50842878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50627940">
            <text:p>50627940</text:p>
          </table:table-cell>
          <table:table-cell office:value-type="float" office:value="49745712">
            <text:p>49745712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Hoja1.M286" table:end-x="2.23cm" table:end-y="0.201cm" draw:z-index="2" draw:style-name="gr1" draw:text-style-name="P1" svg:width="20.298cm" svg:height="11.416cm" svg:x="2.255cm" svg:y="0.424cm">
              <draw:object draw:notify-on-update-of-ranges="Hoja1.A260:Hoja1.A387 Hoja1.B1:Hoja1.B1 Hoja1.B260:Hoja1.B387 Hoja1.C1:Hoja1.C1 Hoja1.C260:Hoja1.C38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45495116">
            <text:p>45495116</text:p>
          </table:table-cell>
          <table:table-cell office:value-type="string">
            <text:p>Baldwin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office:value-type="float" office:value="45543044">
            <text:p>45543044</text:p>
          </table:table-cell>
          <table:table-cell office:value-type="float" office:value="45495116">
            <text:p>45495116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45540272">
            <text:p>45540272</text:p>
          </table:table-cell>
          <table:table-cell office:value-type="float" office:value="45495116">
            <text:p>45495116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table:number-columns-repeated="2"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45526662">
            <text:p>45526662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45526662">
            <text:p>45526662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45526662">
            <text:p>45526662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45538310">
            <text:p>45538310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45511174">
            <text:p>45511174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45538310">
            <text:p>45538310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45538310">
            <text:p>45538310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45699446">
            <text:p>45699446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45675188">
            <text:p>45675188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45680900">
            <text:p>45680900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45580010">
            <text:p>45580010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45580010">
            <text:p>45580010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45628362">
            <text:p>45628362</text:p>
          </table:table-cell>
          <table:table-cell office:value-type="float" office:value="45421558">
            <text:p>45421558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table:number-columns-repeated="2"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45495012">
            <text:p>4549501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45495012">
            <text:p>4549501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45508434">
            <text:p>4550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45508434">
            <text:p>4550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45508434">
            <text:p>4550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45508434">
            <text:p>4550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45508434">
            <text:p>4550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45669616">
            <text:p>45669616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45576802">
            <text:p>4557680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45689852">
            <text:p>4568985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45689852">
            <text:p>4568985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45689852">
            <text:p>4568985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45481898">
            <text:p>45481898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45617434">
            <text:p>45617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45525886">
            <text:p>45525886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45539784">
            <text:p>4553978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45612936">
            <text:p>45612936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45626524">
            <text:p>4562652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45686442">
            <text:p>4568644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45591670">
            <text:p>45591670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45613798">
            <text:p>45613798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45613798">
            <text:p>45613798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45697772">
            <text:p>4569777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45739420">
            <text:p>45739420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45760900">
            <text:p>45760900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45745300">
            <text:p>45745300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45685952">
            <text:p>4568595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45685952">
            <text:p>45685952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45468434">
            <text:p>4546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45468434">
            <text:p>45468434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45571896">
            <text:p>45571896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45528000">
            <text:p>45528000</text:p>
          </table:table-cell>
          <table:table-cell office:value-type="float" office:value="45399022">
            <text:p>45399022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table:number-columns-repeated="2"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table:number-columns-repeated="2"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table:number-columns-repeated="2"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45514426">
            <text:p>4551442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45666932">
            <text:p>4566693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45546540">
            <text:p>4554654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45623238">
            <text:p>4562323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45430612">
            <text:p>4543061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45424626">
            <text:p>4542462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45602758">
            <text:p>4560275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45588464">
            <text:p>45588464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45588464">
            <text:p>45588464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45450340">
            <text:p>4545034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45524852">
            <text:p>455248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45629276">
            <text:p>4562927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45698644">
            <text:p>45698644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45732784">
            <text:p>45732784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45660888">
            <text:p>4566088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45660888">
            <text:p>4566088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45632370">
            <text:p>4563237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45542988">
            <text:p>4554298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45542988">
            <text:p>4554298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45512700">
            <text:p>4551270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45627568">
            <text:p>4562756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45432602">
            <text:p>4543260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45432602">
            <text:p>4543260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45400830">
            <text:p>4540083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45394978">
            <text:p>4539497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45388052">
            <text:p>453880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45388052">
            <text:p>453880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45388052">
            <text:p>453880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45388052">
            <text:p>453880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45388052">
            <text:p>453880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45484876">
            <text:p>4548487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45513188">
            <text:p>4551318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45513188">
            <text:p>4551318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45416956">
            <text:p>4541695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45543746">
            <text:p>4554374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45543746">
            <text:p>4554374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45472120">
            <text:p>4547212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45521258">
            <text:p>4552125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45444602">
            <text:p>4544460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45444602">
            <text:p>4544460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45641906">
            <text:p>4564190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45592790">
            <text:p>4559279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45499322">
            <text:p>4549932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45596996">
            <text:p>45596996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45408580">
            <text:p>4540858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45572330">
            <text:p>4557233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45404380">
            <text:p>4540438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45417864">
            <text:p>45417864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45367320">
            <text:p>45367320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45408282">
            <text:p>4540828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45408282">
            <text:p>4540828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45567232">
            <text:p>4556723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45637032">
            <text:p>4563703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45637032">
            <text:p>4563703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45375352">
            <text:p>453753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45375352">
            <text:p>4537535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45362762">
            <text:p>4536276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45362762">
            <text:p>45362762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45459558">
            <text:p>4545955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45535608">
            <text:p>4553560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45535608">
            <text:p>4553560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45535608">
            <text:p>4553560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45515374">
            <text:p>45515374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45390018">
            <text:p>4539001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45390018">
            <text:p>45390018</text:p>
          </table:table-cell>
          <table:table-cell office:value-type="float" office:value="45346452">
            <text:p>45346452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table:number-columns-repeated="2"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table:number-columns-repeated="2"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45575646">
            <text:p>45575646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45528762">
            <text:p>45528762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45591670">
            <text:p>45591670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45695252">
            <text:p>45695252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45512406">
            <text:p>45512406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45689942">
            <text:p>45689942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45699194">
            <text:p>45699194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45547008">
            <text:p>45547008</text:p>
          </table:table-cell>
          <table:table-cell office:value-type="float" office:value="45228846">
            <text:p>4522884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21:31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21:31:11.86</dc:date>
    <meta:generator>OpenOffice/4.1.2$Win32 OpenOffice.org_project/412m3$Build-9782</meta:generator>
    <meta:editing-duration>PT5H43M22S</meta:editing-duration>
    <meta:editing-cycles>13</meta:editing-cycles>
    <meta:document-statistic meta:table-count="1" meta:cell-count="1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9.592cm" xlink:href=".." xlink:type="simple" chart:class="chart:line" chart:style-name="ch1">
        <chart:title svg:x="5.939cm" svg:y="0.327cm" chart:style-name="ch2">
          <text:p>Decrecimiento del fitness por generación</text:p>
        </chart:title>
        <chart:subtitle svg:x="6.343cm" svg:y="1.324cm" chart:style-name="ch3">
          <text:p>128 generaciones tai256c - método Lamarck</text:p>
        </chart:subtitle>
        <chart:legend chart:legend-position="end" svg:x="17.22cm" svg:y="4.242cm" style:legend-expansion="high" chart:style-name="ch4"/>
        <chart:plot-area chart:style-name="ch5" table:cell-range-address="Hoja1.A1:Hoja1.C129" chart:data-source-has-labels="both" svg:x="0.856cm" svg:y="2.383cm" svg:width="15.552cm" svg:height="6.598cm">
          <chartooo:coordinate-region svg:x="2.631cm" svg:y="2.585cm" svg:width="13.596cm" svg:height="5.743cm"/>
          <chart:axis chart:dimension="x" chart:name="primary-x" chart:style-name="ch6" chartooo:axis-type="auto">
            <chartooo:date-scale/>
            <chart:categories table:cell-range-address="Hoja1.A2:Hoja1.A1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29" chart:label-cell-address="Hoja1.B1:Hoja1.B1" chart:class="chart:line">
            <chart:data-point chart:repeated="128"/>
          </chart:series>
          <chart:series chart:style-name="ch10" chart:values-cell-range-address="Hoja1.C2:Hoja1.C129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:Hoja1.A129</svg:desc>
                </draw:g>
              </table:table-cell>
              <table:table-cell office:value-type="float" office:value="45763800">
                <text:p>45763800</text:p>
                <draw:g>
                  <svg:desc>Hoja1.B2:Hoja1.B129</svg:desc>
                </draw:g>
              </table:table-cell>
              <table:table-cell office:value-type="float" office:value="45763800">
                <text:p>45763800</text:p>
                <draw:g>
                  <svg:desc>Hoja1.C2:Hoja1.C12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4984936">
                <text:p>44984936</text:p>
              </table:table-cell>
              <table:table-cell office:value-type="float" office:value="44984936">
                <text:p>44984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23502">
                <text:p>44923502</text:p>
              </table:table-cell>
              <table:table-cell office:value-type="float" office:value="44923502">
                <text:p>44923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97794">
                <text:p>44897794</text:p>
              </table:table-cell>
              <table:table-cell office:value-type="float" office:value="44897794">
                <text:p>44897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94090">
                <text:p>44894090</text:p>
              </table:table-cell>
              <table:table-cell office:value-type="float" office:value="44894090">
                <text:p>4489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89328">
                <text:p>44889328</text:p>
              </table:table-cell>
              <table:table-cell office:value-type="float" office:value="44889328">
                <text:p>44889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65940">
                <text:p>44865940</text:p>
              </table:table-cell>
              <table:table-cell office:value-type="float" office:value="44865940">
                <text:p>44865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65940">
                <text:p>44865940</text:p>
              </table:table-cell>
              <table:table-cell office:value-type="float" office:value="44865940">
                <text:p>448659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65940">
                <text:p>44865940</text:p>
              </table:table-cell>
              <table:table-cell office:value-type="float" office:value="44865940">
                <text:p>448659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86444">
                <text:p>44886444</text:p>
              </table:table-cell>
              <table:table-cell office:value-type="float" office:value="44865940">
                <text:p>448659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86444">
                <text:p>44886444</text:p>
              </table:table-cell>
              <table:table-cell office:value-type="float" office:value="44865940">
                <text:p>448659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846">
                <text:p>44878846</text:p>
              </table:table-cell>
              <table:table-cell office:value-type="float" office:value="44865940">
                <text:p>448659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56408">
                <text:p>44856408</text:p>
              </table:table-cell>
              <table:table-cell office:value-type="float" office:value="44856408">
                <text:p>44856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56212">
                <text:p>44856212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86744">
                <text:p>4488674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92578">
                <text:p>4489257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83588">
                <text:p>4488358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63912">
                <text:p>44863912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93138">
                <text:p>4489313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71792">
                <text:p>44871792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58586">
                <text:p>4485858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58586">
                <text:p>4485858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58586">
                <text:p>4485858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58586">
                <text:p>4485858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58586">
                <text:p>4485858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58586">
                <text:p>4485858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81758">
                <text:p>4488175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90568">
                <text:p>4489056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77040">
                <text:p>4487704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86814">
                <text:p>4488681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73740">
                <text:p>4487374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73740">
                <text:p>4487374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73740">
                <text:p>4487374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73740">
                <text:p>4487374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89970">
                <text:p>4488997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90824">
                <text:p>4489082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89970">
                <text:p>4488997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76834">
                <text:p>4487683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89970">
                <text:p>4488997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76834">
                <text:p>4487683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81716">
                <text:p>4488171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75762">
                <text:p>44875762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81716">
                <text:p>4488171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77956">
                <text:p>4487795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74050">
                <text:p>4487405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74050">
                <text:p>4487405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76834">
                <text:p>4487683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70098">
                <text:p>4487009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880352">
                <text:p>44880352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67236">
                <text:p>4486723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79090">
                <text:p>4487909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67236">
                <text:p>4486723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67236">
                <text:p>44867236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867794">
                <text:p>44867794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67788">
                <text:p>44867788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62320">
                <text:p>44862320</text:p>
              </table:table-cell>
              <table:table-cell office:value-type="float" office:value="44856212">
                <text:p>44856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53740">
                <text:p>44853740</text:p>
              </table:table-cell>
              <table:table-cell office:value-type="float" office:value="44853740">
                <text:p>448537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62320">
                <text:p>44862320</text:p>
              </table:table-cell>
              <table:table-cell office:value-type="float" office:value="44853740">
                <text:p>448537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879998">
                <text:p>44879998</text:p>
              </table:table-cell>
              <table:table-cell office:value-type="float" office:value="44853740">
                <text:p>448537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54390">
                <text:p>44854390</text:p>
              </table:table-cell>
              <table:table-cell office:value-type="float" office:value="44853740">
                <text:p>448537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54390">
                <text:p>44854390</text:p>
              </table:table-cell>
              <table:table-cell office:value-type="float" office:value="44853740">
                <text:p>448537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54390">
                <text:p>44854390</text:p>
              </table:table-cell>
              <table:table-cell office:value-type="float" office:value="44853740">
                <text:p>448537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847060">
                <text:p>4484706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47060">
                <text:p>4484706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47060">
                <text:p>4484706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77540">
                <text:p>4487754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77540">
                <text:p>4487754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877540">
                <text:p>4487754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877540">
                <text:p>4487754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71354">
                <text:p>4487135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873506">
                <text:p>4487350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86870">
                <text:p>4488687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72500">
                <text:p>4487250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71316">
                <text:p>4487131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71316">
                <text:p>4487131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869362">
                <text:p>4486936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859758">
                <text:p>4485975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73924">
                <text:p>4487392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67702">
                <text:p>4486770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871434">
                <text:p>4487143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851522">
                <text:p>4485152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74874">
                <text:p>4487487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865548">
                <text:p>4486554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63836">
                <text:p>4486383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72752">
                <text:p>4487275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65826">
                <text:p>4486582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72752">
                <text:p>4487275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874680">
                <text:p>4487468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871398">
                <text:p>4487139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74454">
                <text:p>4487445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69234">
                <text:p>4486923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861096">
                <text:p>4486109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59402">
                <text:p>4485940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861096">
                <text:p>4486109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68450">
                <text:p>4486845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68450">
                <text:p>4486845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868450">
                <text:p>4486845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68450">
                <text:p>4486845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74658">
                <text:p>4487465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874658">
                <text:p>4487465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77384">
                <text:p>4487738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873802">
                <text:p>4487380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66592">
                <text:p>4486659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69500">
                <text:p>4486950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69500">
                <text:p>4486950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865564">
                <text:p>448655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869500">
                <text:p>44869500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70536">
                <text:p>4487053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865564">
                <text:p>448655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865564">
                <text:p>448655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878278">
                <text:p>4487827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878278">
                <text:p>4487827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880108">
                <text:p>4488010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76442">
                <text:p>4487644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874306">
                <text:p>4487430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865564">
                <text:p>448655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65564">
                <text:p>448655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865564">
                <text:p>448655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875566">
                <text:p>44875566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75854">
                <text:p>4487585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881462">
                <text:p>44881462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881614">
                <text:p>4488161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74448">
                <text:p>44874448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68644">
                <text:p>4486864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78284">
                <text:p>4487828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69664">
                <text:p>4486966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70754">
                <text:p>44870754</text:p>
              </table:table-cell>
              <table:table-cell office:value-type="float" office:value="44847060">
                <text:p>448470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76228">
                <text:p>44876228</text:p>
              </table:table-cell>
              <table:table-cell office:value-type="float" office:value="44847060">
                <text:p>44847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4cm" svg:height="11.454cm" xlink:href=".." xlink:type="simple" chart:class="chart:line" chart:style-name="ch1">
        <chart:title svg:x="5.966cm" svg:y="0.365cm" chart:style-name="ch2">
          <text:p>Decrecimiento del fitness por generación</text:p>
        </chart:title>
        <chart:subtitle svg:x="6.349cm" svg:y="1.4cm" chart:style-name="ch3">
          <text:p>128 generaciones tai256c - método estándar</text:p>
        </chart:subtitle>
        <chart:legend chart:legend-position="end" svg:x="17.273cm" svg:y="5.173cm" style:legend-expansion="high" chart:style-name="ch4"/>
        <chart:plot-area chart:style-name="ch5" table:cell-range-address="Hoja1.A131:Hoja1.C258 Hoja1.B1:Hoja1.C1" chart:data-source-has-labels="both" svg:x="0.857cm" svg:y="2.535cm" svg:width="15.602cm" svg:height="8.27cm">
          <chartooo:coordinate-region svg:x="2.632cm" svg:y="2.737cm" svg:width="13.646cm" svg:height="7.415cm"/>
          <chart:axis chart:dimension="x" chart:name="primary-x" chart:style-name="ch6" chartooo:axis-type="auto">
            <chartooo:date-scale/>
            <chart:categories table:cell-range-address="Hoja1.A131:Hoja1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31:Hoja1.B258" chart:label-cell-address="Hoja1.B1:Hoja1.B1" chart:class="chart:line">
            <chart:data-point chart:repeated="128"/>
          </chart:series>
          <chart:series chart:style-name="ch10" chart:values-cell-range-address="Hoja1.C131:Hoja1.C258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131:Hoja1.A258</svg:desc>
                </draw:g>
              </table:table-cell>
              <table:table-cell office:value-type="float" office:value="50913906">
                <text:p>50913906</text:p>
                <draw:g>
                  <svg:desc>Hoja1.B131:Hoja1.B258</svg:desc>
                </draw:g>
              </table:table-cell>
              <table:table-cell office:value-type="float" office:value="50913906">
                <text:p>50913906</text:p>
                <draw:g>
                  <svg:desc>Hoja1.C131:Hoja1.C2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0913906">
                <text:p>50913906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913906">
                <text:p>50913906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913906">
                <text:p>50913906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010812">
                <text:p>51010812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67354">
                <text:p>51367354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52918">
                <text:p>51252918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307270">
                <text:p>51307270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07270">
                <text:p>51307270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07270">
                <text:p>51307270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90030">
                <text:p>50990030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338858">
                <text:p>51338858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53992">
                <text:p>51253992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120958">
                <text:p>51120958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32306">
                <text:p>51332306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185252">
                <text:p>51185252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185252">
                <text:p>51185252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376004">
                <text:p>51376004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17360">
                <text:p>51017360</text:p>
              </table:table-cell>
              <table:table-cell office:value-type="float" office:value="50913906">
                <text:p>50913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855686">
                <text:p>50855686</text:p>
              </table:table-cell>
              <table:table-cell office:value-type="float" office:value="50855686">
                <text:p>50855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551086">
                <text:p>50551086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51086">
                <text:p>50551086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551086">
                <text:p>50551086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611828">
                <text:p>50611828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611828">
                <text:p>50611828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611828">
                <text:p>50611828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611828">
                <text:p>50611828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611828">
                <text:p>50611828</text:p>
              </table:table-cell>
              <table:table-cell office:value-type="float" office:value="50551086">
                <text:p>50551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517604">
                <text:p>50517604</text:p>
              </table:table-cell>
              <table:table-cell office:value-type="float" office:value="50517604">
                <text:p>50517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517604">
                <text:p>50517604</text:p>
              </table:table-cell>
              <table:table-cell office:value-type="float" office:value="50517604">
                <text:p>50517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90574">
                <text:p>50490574</text:p>
              </table:table-cell>
              <table:table-cell office:value-type="float" office:value="50490574">
                <text:p>50490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490574">
                <text:p>50490574</text:p>
              </table:table-cell>
              <table:table-cell office:value-type="float" office:value="50490574">
                <text:p>50490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490574">
                <text:p>50490574</text:p>
              </table:table-cell>
              <table:table-cell office:value-type="float" office:value="50490574">
                <text:p>50490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490574">
                <text:p>50490574</text:p>
              </table:table-cell>
              <table:table-cell office:value-type="float" office:value="50490574">
                <text:p>50490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278286">
                <text:p>50278286</text:p>
              </table:table-cell>
              <table:table-cell office:value-type="float" office:value="50278286">
                <text:p>50278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936802">
                <text:p>49936802</text:p>
              </table:table-cell>
              <table:table-cell office:value-type="float" office:value="49936802">
                <text:p>499368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36802">
                <text:p>49936802</text:p>
              </table:table-cell>
              <table:table-cell office:value-type="float" office:value="49936802">
                <text:p>49936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127272">
                <text:p>50127272</text:p>
              </table:table-cell>
              <table:table-cell office:value-type="float" office:value="49936802">
                <text:p>49936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437510">
                <text:p>50437510</text:p>
              </table:table-cell>
              <table:table-cell office:value-type="float" office:value="49936802">
                <text:p>499368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453548">
                <text:p>50453548</text:p>
              </table:table-cell>
              <table:table-cell office:value-type="float" office:value="49936802">
                <text:p>49936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745712">
                <text:p>4974571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799314">
                <text:p>4979931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177602">
                <text:p>501776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77602">
                <text:p>501776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177602">
                <text:p>501776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07652">
                <text:p>506076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07652">
                <text:p>506076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723892">
                <text:p>5072389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172094">
                <text:p>511720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775258">
                <text:p>507752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775258">
                <text:p>507752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245426">
                <text:p>5124542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783162">
                <text:p>5078316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793672">
                <text:p>5079367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247492">
                <text:p>5124749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281870">
                <text:p>51281870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440986">
                <text:p>5144098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440986">
                <text:p>5144098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03622">
                <text:p>5130362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514222">
                <text:p>5151422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504666">
                <text:p>515046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155336">
                <text:p>5115533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415042">
                <text:p>5141504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273138">
                <text:p>5127313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273138">
                <text:p>5127313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273138">
                <text:p>5127313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273138">
                <text:p>5127313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273138">
                <text:p>5127313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273138">
                <text:p>5127313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82494">
                <text:p>513824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82494">
                <text:p>513824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382494">
                <text:p>513824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53948">
                <text:p>5105394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053948">
                <text:p>5105394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111560">
                <text:p>51111560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100044">
                <text:p>5110004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491824">
                <text:p>5149182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491824">
                <text:p>5149182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190744">
                <text:p>5119074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556894">
                <text:p>515568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556894">
                <text:p>515568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575316">
                <text:p>5157531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575316">
                <text:p>5157531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575316">
                <text:p>5157531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600910">
                <text:p>51600910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505200">
                <text:p>51505200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022028">
                <text:p>5102202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065460">
                <text:p>51065460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325212">
                <text:p>5132521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325212">
                <text:p>5132521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303158">
                <text:p>513031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303158">
                <text:p>513031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494724">
                <text:p>5149472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494724">
                <text:p>5149472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22774">
                <text:p>5122277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958252">
                <text:p>509582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958252">
                <text:p>509582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627052">
                <text:p>516270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627052">
                <text:p>516270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383134">
                <text:p>5138313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290378">
                <text:p>5129037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22866">
                <text:p>510228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738746">
                <text:p>5073874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950102">
                <text:p>509501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950102">
                <text:p>509501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979466">
                <text:p>509794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979466">
                <text:p>509794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979466">
                <text:p>509794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695976">
                <text:p>5069597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645202">
                <text:p>506452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820852">
                <text:p>5082085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562966">
                <text:p>505629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562966">
                <text:p>50562966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483334">
                <text:p>5048333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986794">
                <text:p>509867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986794">
                <text:p>509867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986794">
                <text:p>509867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986794">
                <text:p>5098679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187242">
                <text:p>5118724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139764">
                <text:p>51139764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637402">
                <text:p>506374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637402">
                <text:p>50637402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761558">
                <text:p>507615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761558">
                <text:p>507615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761558">
                <text:p>507615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761558">
                <text:p>5076155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842878">
                <text:p>50842878</text:p>
              </table:table-cell>
              <table:table-cell office:value-type="float" office:value="49745712">
                <text:p>497457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627940">
                <text:p>50627940</text:p>
              </table:table-cell>
              <table:table-cell office:value-type="float" office:value="49745712">
                <text:p>49745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9cm" svg:height="11.417cm" xlink:href=".." xlink:type="simple" chart:class="chart:line" chart:style-name="ch1">
        <chart:title svg:x="5.928cm" svg:y="0.364cm" chart:style-name="ch2">
          <text:p>Decrecimiento del fitness por generación</text:p>
        </chart:title>
        <chart:subtitle svg:x="6.385cm" svg:y="1.398cm" chart:style-name="ch3">
          <text:p>128 generaciones tai256c - método Baldwin</text:p>
        </chart:subtitle>
        <chart:legend chart:legend-position="end" svg:x="17.198cm" svg:y="5.154cm" style:legend-expansion="high" chart:style-name="ch4"/>
        <chart:plot-area chart:style-name="ch5" table:cell-range-address="Hoja1.A260:Hoja1.C387 Hoja1.B1:Hoja1.C1" chart:data-source-has-labels="both" svg:x="0.855cm" svg:y="2.531cm" svg:width="15.533cm" svg:height="8.238cm">
          <chartooo:coordinate-region svg:x="2.63cm" svg:y="2.734cm" svg:width="13.577cm" svg:height="7.383cm"/>
          <chart:axis chart:dimension="x" chart:name="primary-x" chart:style-name="ch6" chartooo:axis-type="auto">
            <chartooo:date-scale/>
            <chart:categories table:cell-range-address="Hoja1.A260:Hoja1.A3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60:Hoja1.B387" chart:label-cell-address="Hoja1.B1:Hoja1.B1" chart:class="chart:line">
            <chart:data-point chart:repeated="128"/>
          </chart:series>
          <chart:series chart:style-name="ch10" chart:values-cell-range-address="Hoja1.C260:Hoja1.C387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60:Hoja1.A387</svg:desc>
                </draw:g>
              </table:table-cell>
              <table:table-cell office:value-type="float" office:value="45495116">
                <text:p>45495116</text:p>
                <draw:g>
                  <svg:desc>Hoja1.B260:Hoja1.B387</svg:desc>
                </draw:g>
              </table:table-cell>
              <table:table-cell office:value-type="float" office:value="45495116">
                <text:p>45495116</text:p>
                <draw:g>
                  <svg:desc>Hoja1.C260:Hoja1.C38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5543044">
                <text:p>45543044</text:p>
              </table:table-cell>
              <table:table-cell office:value-type="float" office:value="45495116">
                <text:p>454951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540272">
                <text:p>45540272</text:p>
              </table:table-cell>
              <table:table-cell office:value-type="float" office:value="45495116">
                <text:p>45495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421558">
                <text:p>45421558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526662">
                <text:p>45526662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526662">
                <text:p>45526662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26662">
                <text:p>45526662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38310">
                <text:p>45538310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511174">
                <text:p>45511174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38310">
                <text:p>45538310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38310">
                <text:p>45538310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99446">
                <text:p>45699446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75188">
                <text:p>45675188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680900">
                <text:p>45680900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80010">
                <text:p>45580010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0010">
                <text:p>45580010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28362">
                <text:p>45628362</text:p>
              </table:table-cell>
              <table:table-cell office:value-type="float" office:value="45421558">
                <text:p>4542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399022">
                <text:p>4539902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495012">
                <text:p>4549501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95012">
                <text:p>4549501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08434">
                <text:p>4550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08434">
                <text:p>4550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08434">
                <text:p>4550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508434">
                <text:p>4550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508434">
                <text:p>4550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669616">
                <text:p>45669616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576802">
                <text:p>4557680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89852">
                <text:p>4568985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689852">
                <text:p>4568985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689852">
                <text:p>4568985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81898">
                <text:p>45481898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617434">
                <text:p>45617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525886">
                <text:p>45525886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39784">
                <text:p>4553978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12936">
                <text:p>45612936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626524">
                <text:p>4562652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686442">
                <text:p>4568644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591670">
                <text:p>45591670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613798">
                <text:p>45613798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613798">
                <text:p>45613798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697772">
                <text:p>4569777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739420">
                <text:p>45739420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760900">
                <text:p>45760900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745300">
                <text:p>45745300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685952">
                <text:p>4568595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85952">
                <text:p>45685952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468434">
                <text:p>4546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468434">
                <text:p>45468434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571896">
                <text:p>45571896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528000">
                <text:p>45528000</text:p>
              </table:table-cell>
              <table:table-cell office:value-type="float" office:value="45399022">
                <text:p>453990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346452">
                <text:p>453464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346452">
                <text:p>453464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346452">
                <text:p>453464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14426">
                <text:p>4551442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66932">
                <text:p>4566693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46540">
                <text:p>4554654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623238">
                <text:p>4562323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430612">
                <text:p>4543061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424626">
                <text:p>4542462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602758">
                <text:p>4560275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588464">
                <text:p>45588464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88464">
                <text:p>45588464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450340">
                <text:p>4545034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24852">
                <text:p>455248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629276">
                <text:p>4562927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698644">
                <text:p>45698644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732784">
                <text:p>45732784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60888">
                <text:p>4566088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660888">
                <text:p>4566088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632370">
                <text:p>4563237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542988">
                <text:p>4554298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542988">
                <text:p>4554298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12700">
                <text:p>4551270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627568">
                <text:p>4562756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432602">
                <text:p>4543260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432602">
                <text:p>4543260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400830">
                <text:p>4540083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394978">
                <text:p>4539497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388052">
                <text:p>453880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388052">
                <text:p>453880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388052">
                <text:p>453880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388052">
                <text:p>453880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388052">
                <text:p>453880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484876">
                <text:p>4548487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13188">
                <text:p>4551318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513188">
                <text:p>4551318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416956">
                <text:p>4541695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43746">
                <text:p>4554374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543746">
                <text:p>4554374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472120">
                <text:p>4547212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21258">
                <text:p>4552125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444602">
                <text:p>4544460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444602">
                <text:p>4544460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641906">
                <text:p>4564190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92790">
                <text:p>4559279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499322">
                <text:p>4549932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96996">
                <text:p>45596996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408580">
                <text:p>4540858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572330">
                <text:p>4557233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404380">
                <text:p>4540438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417864">
                <text:p>45417864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367320">
                <text:p>45367320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408282">
                <text:p>4540828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408282">
                <text:p>4540828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567232">
                <text:p>4556723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637032">
                <text:p>4563703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637032">
                <text:p>4563703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375352">
                <text:p>453753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375352">
                <text:p>4537535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362762">
                <text:p>4536276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362762">
                <text:p>45362762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59558">
                <text:p>4545955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535608">
                <text:p>4553560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535608">
                <text:p>4553560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535608">
                <text:p>4553560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515374">
                <text:p>45515374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390018">
                <text:p>4539001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90018">
                <text:p>45390018</text:p>
              </table:table-cell>
              <table:table-cell office:value-type="float" office:value="45346452">
                <text:p>45346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228846">
                <text:p>45228846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228846">
                <text:p>45228846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575646">
                <text:p>45575646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528762">
                <text:p>45528762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591670">
                <text:p>45591670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95252">
                <text:p>45695252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512406">
                <text:p>45512406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89942">
                <text:p>45689942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99194">
                <text:p>45699194</text:p>
              </table:table-cell>
              <table:table-cell office:value-type="float" office:value="45228846">
                <text:p>452288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547008">
                <text:p>45547008</text:p>
              </table:table-cell>
              <table:table-cell office:value-type="float" office:value="45228846">
                <text:p>45228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